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d0e7d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c030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2223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6dc2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7d3c1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95e4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7791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3b76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6b97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8b54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db1b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d6b2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017b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e58e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9e5c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52b0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064e03">
      <style:table-column-properties style:rel-column-width="16383*"/>
    </style:style>
    <style:style style:family="table" style:name="a56e492">
      <style:table-properties style:width="1.697cm" table:align="left"/>
    </style:style>
    <style:style style:family="graphic" style:name="a712474" style:parent-style-name="Frame">
      <style:graphic-properties fo:background-color="ffffff" style:horizontal-pos="center" style:horizontal-rel="paragraph" style:vertical-pos="top" style:vertical-rel="paragraph" style:wrap="none" style:wrap-contour="false"/>
    </style:style>
  </office:automatic-styles>
  <office:body>
    <office:text>
      <text:p text:style-name="Standard">Frame with Table:</text:p>
      <text:p text:style-name="Standard"><draw:frame draw:style-name="a712474" svg:width="20.0mm" text:anchor-type="paragraph"><draw:text-box><table:table table:style-name="a56e492"><table:table-column table:number-columns-repeated="4" table:style-name="a064e03"/><table:table-row><table:table-cell table:style-name="a652b08"><text:p text:style-name="Table_20_Contents">a</text:p></table:table-cell><table:table-cell table:style-name="ac9e5ce"><text:p text:style-name="Table_20_Contents">b</text:p></table:table-cell><table:table-cell table:style-name="a1e58e5"><text:p text:style-name="Table_20_Contents">c</text:p></table:table-cell><table:table-cell table:style-name="ad017bb"><text:p text:style-name="Table_20_Contents">d</text:p></table:table-cell></table:table-row><table:table-row><table:table-cell table:style-name="a2d6b27"><text:p text:style-name="Table_20_Contents">e</text:p></table:table-cell><table:table-cell table:style-name="aadb1ba"><text:p text:style-name="Table_20_Contents">f</text:p></table:table-cell><table:table-cell table:style-name="a28b542"><text:p text:style-name="Table_20_Contents">g</text:p></table:table-cell><table:table-cell table:style-name="a66b97a"><text:p text:style-name="Table_20_Contents">h</text:p></table:table-cell></table:table-row><table:table-row><table:table-cell table:style-name="a33b76a"><text:p text:style-name="Table_20_Contents"/></table:table-cell><table:table-cell table:style-name="a977912"><text:p text:style-name="Table_20_Contents"/></table:table-cell><table:table-cell table:style-name="a995e4e"><text:p text:style-name="Table_20_Contents"/></table:table-cell><table:table-cell table:style-name="ab7d3c1"><text:p text:style-name="Table_20_Contents"/></table:table-cell></table:table-row><table:table-row><table:table-cell table:style-name="ad6dc28"><text:p text:style-name="Table_20_Contents"/></table:table-cell><table:table-cell table:style-name="a222233"><text:p text:style-name="Table_20_Contents"/></table:table-cell><table:table-cell table:style-name="a7c030f"><text:p text:style-name="Table_20_Contents"/></table:table-cell><table:table-cell table:style-name="ad0e7db"><text:p text:style-name="Table_20_Contents"/></table:table-cell></table:table-row></table:table><text:p text:style-name="Frame_20_contents"/></draw:text-box></draw:frame></text:p>
      <text:p text:style-name="Standard">This is the end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display-name="Frame contents" style:family="paragraph" style:name="Frame_20_contents" style:parent-style-name="Text_20_body"/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  <style:style style:family="graphic" style:name="Frame" style:parent-style-name="default_drawing_style">
      <style:graphic-properties fo:margin-bottom="2.01mm" fo:margin-left="2.01mm" fo:margin-right="2.01mm" fo:margin-top="2.01mm" fo:padding-bottom="1.5mm" fo:padding-left="1.5mm" fo:padding-right="1.5mm" fo:padding-top="1.5mm" style:horizontal-pos="center" style:horizontal-rel="paragraph" style:vertical-pos="top" style:vertical-rel="paragraph" style:wrap="parallel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6S</meta:editing-duration>
  </office:meta>
</office:document-meta>
</file>